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3F9E060A0DDBAE987D9.png" manifest:media-type="image/png"/>
  <manifest:file-entry manifest:full-path="Pictures/1000000000000780000004120094EECD597415DF.png" manifest:media-type="image/png"/>
  <manifest:file-entry manifest:full-path="Pictures/1000000000000780000003FB42F29F6A5BFF43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25.7cm" svg:height="13.612cm" draw:z-index="0"><draw:image xlink:href="Pictures/1000000000000780000003F9E060A0DDBAE987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width="25.7cm" svg:height="13.947cm" draw:z-index="1"><draw:image xlink:href="Pictures/1000000000000780000004120094EECD597415D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width="25.7cm" svg:height="13.638cm" draw:z-index="2"><draw:image xlink:href="Pictures/1000000000000780000003FB42F29F6A5BFF4316.png" xlink:type="simple" xlink:show="embed" xlink:actuate="onLoad" loext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2T20:09:32.039000000</meta:creation-date>
    <dc:date>2023-12-02T20:12:59.673000000</dc:date>
    <meta:editing-duration>PT3M29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